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8.142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10.104cm"/>
    </style:style>
    <style:style style:name="co8" style:family="table-column">
      <style:table-column-properties fo:break-before="auto" style:column-width="7.352cm"/>
    </style:style>
    <style:style style:name="co9" style:family="table-column">
      <style:table-column-properties fo:break-before="auto" style:column-width="6.9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80808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4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37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9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</style:style>
    <style:style style:name="ce40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8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49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8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</style:style>
    <style:style style:name="ce59" style:family="table-cell" style:parent-style-name="Default" style:data-style-name="N100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60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61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62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6" style:family="table-cell" style:parent-style-name="Default" style:data-style-name="N99">
      <style:table-cell-properties fo:background-color="#808080"/>
    </style:style>
    <style:style style:name="ce67" style:family="table-cell" style:parent-style-name="Default">
      <style:table-cell-properties fo:background-color="#808080"/>
    </style:style>
    <style:style style:name="ce68" style:family="table-cell" style:parent-style-name="Default" style:data-style-name="N100">
      <style:table-cell-properties fo:background-color="#808080" style:text-align-source="fix" style:repeat-content="false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5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7" style:family="table-cell" style:parent-style-name="Default">
      <style:table-cell-properties fo:background-color="#808080" style:text-align-source="fix" style:repeat-content="false" fo:wrap-option="wrap"/>
      <style:paragraph-properties fo:text-align="start"/>
    </style:style>
    <style:style style:name="ce78" style:family="table-cell" style:parent-style-name="Default">
      <style:table-cell-properties fo:background-color="#808080" fo:border="none"/>
    </style:style>
    <style:style style:name="ce79" style:family="table-cell" style:parent-style-name="Default">
      <style:table-cell-properties fo:background-color="#c0c0c0"/>
    </style:style>
    <style:style style:name="ce80" style:family="table-cell" style:parent-style-name="Default" style:data-style-name="N99">
      <style:table-cell-properties fo:background-color="#c0c0c0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86" style:family="table-cell" style:parent-style-name="Default">
      <style:table-cell-properties fo:border-bottom="none" fo:border-left="0.06pt solid #000000" fo:border-right="none" fo:border-top="none"/>
    </style:style>
    <style:style style:name="ce87" style:family="table-cell" style:parent-style-name="Default" style:data-style-name="N99">
      <style:map style:condition="cell-content()=1" style:apply-style-name="DУспешно" style:base-cell-address="Лист1.I40"/>
      <style:map style:condition="cell-content()=0" style:apply-style-name="DНе_20_удачно" style:base-cell-address="Лист1.I40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-group table:display="false">
          <table:table-column table:style-name="co2" table:visibility="collapse" table:default-cell-style-name="ce18"/>
        </table:table-column-group>
        <table:table-column table:style-name="co3" table:default-cell-style-name="ce32"/>
        <table:table-column-group>
          <table:table-column-group>
            <table:table-column table:style-name="co4" table:default-cell-style-name="ce40"/>
          </table:table-column-group>
          <table:table-column-group table:display="false">
            <table:table-column table:style-name="co4" table:visibility="collapse" table:default-cell-style-name="ce48"/>
          </table:table-column-group>
          <table:table-column-group>
            <table:table-column table:style-name="co4" table:default-cell-style-name="ce48"/>
          </table:table-column-group>
          <table:table-column-group>
            <table:table-column table:style-name="co4" table:default-cell-style-name="ce57"/>
          </table:table-column-group>
        </table:table-column-group>
        <table:table-column-group table:display="false">
          <table:table-column-group>
            <table:table-column table:style-name="co4" table:visibility="collapse" table:default-cell-style-name="Default"/>
          </table:table-column-group>
          <table:table-column-group>
            <table:table-column table:style-name="co5" table:visibility="collapse" table:default-cell-style-name="ce76"/>
          </table:table-column-group>
          <table:table-column-group>
            <table:table-column table:style-name="co6" table:visibility="collapse" table:default-cell-style-name="Default"/>
          </table:table-column-group>
          <table:table-column-group table:display="false">
            <table:table-column table:style-name="co7" table:visibility="collapse" table:default-cell-style-name="Default"/>
          </table:table-column-group>
        </table:table-column-group>
        <table:table-column-group table:display="false">
          <table:table-column-group>
            <table:table-column table:style-name="co4" table:visibility="collapse" table:default-cell-style-name="ce86"/>
          </table:table-column-group>
          <table:table-column-group table:display="false">
            <table:table-column table:style-name="co8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 table:display="false">
            <table:table-column table:style-name="co9" table:visibility="collapse" table:default-cell-style-name="Default"/>
          </table:table-column-group>
        </table:table-column-group>
        <table:table-column table:style-name="co10" table:number-columns-repeated="1009" table:default-cell-style-name="Default"/>
        <table:table-row table:style-name="ro1">
          <table:table-cell table:style-name="ce1" office:value-type="string" table:number-columns-spanned="1" table:number-rows-spanned="2">
            <text:p>Тестируемые компоненты</text:p>
          </table:table-cell>
          <table:table-cell table:style-name="ce1" office:value-type="string" table:number-columns-spanned="1" table:number-rows-spanned="2">
            <text:p>Значение</text:p>
          </table:table-cell>
          <table:table-cell table:style-name="ce25" office:value-type="string" table:number-columns-spanned="1" table:number-rows-spanned="2">
            <text:p>ID</text:p>
          </table:table-cell>
          <table:table-cell table:style-name="ce25" office:value-type="string" table:number-columns-spanned="4" table:number-rows-spanned="1">
            <text:p>odt</text:p>
          </table:table-cell>
          <table:covered-table-cell table:number-columns-repeated="2" table:style-name="ce41"/>
          <table:covered-table-cell table:style-name="ce51"/>
          <table:table-cell table:style-name="ce1" office:value-type="string" table:number-columns-spanned="4" table:number-rows-spanned="1">
            <text:p>doc</text:p>
          </table:table-cell>
          <table:covered-table-cell table:style-name="ce42"/>
          <table:covered-table-cell table:number-columns-repeated="2" table:style-name="ce2"/>
          <table:table-cell table:style-name="ce82" office:value-type="string" table:number-columns-spanned="4" table:number-rows-spanned="1">
            <text:p>docx</text:p>
          </table:table-cell>
          <table:covered-table-cell table:number-columns-repeated="3"/>
          <table:table-cell table:number-columns-repeated="1009"/>
        </table:table-row>
        <table:table-row table:style-name="ro1">
          <table:covered-table-cell table:style-name="ce2"/>
          <table:covered-table-cell table:style-name="ce14"/>
          <table:covered-table-cell table:style-name="ce26"/>
          <table:table-cell table:style-name="ce33" office:value-type="string">
            <text:p>LibreOffice 3.5</text:p>
          </table:table-cell>
          <table:table-cell table:style-name="ce42" office:value-type="string">
            <text:p>Примечание</text:p>
          </table:table-cell>
          <table:table-cell table:style-name="ce50" office:value-type="string">
            <text:p>MS Office 2010</text:p>
          </table:table-cell>
          <table:table-cell table:style-name="ce42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42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42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Страница</text:p>
          </table:table-cell>
          <table:table-cell table:style-name="ce15"/>
          <table:table-cell table:style-name="ce27" office:value-type="float" office:value="1">
            <text:p>1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43"/>
          <table:table-cell table:style-name="ce68"/>
          <table:table-cell table:style-name="ce78" table:number-columns-repeated="2"/>
          <table:table-cell table:style-name="ce34"/>
          <table:table-cell table:style-name="ce73"/>
          <table:table-cell table:style-name="ce78" table:number-columns-repeated="1011"/>
        </table:table-row>
        <table:table-row-group>
          <table:table-row table:style-name="ro2">
            <table:table-cell table:style-name="ce4" office:value-type="string">
              <text:p>Формат страницы</text:p>
            </table:table-cell>
            <table:table-cell table:style-name="ce16"/>
            <table:table-cell table:style-name="ce28" office:value-type="string">
              <text:p>1.2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59"/>
            <table:table-cell table:style-name="ce69"/>
            <table:table-cell table:style-name="ce79" table:number-columns-repeated="2"/>
            <table:table-cell table:style-name="ce35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5" office:value-type="string">
                <text:p>А6</text:p>
              </table:table-cell>
              <table:table-cell table:style-name="ce17" office:value-type="string">
                <text:p>A6</text:p>
              </table:table-cell>
              <table:table-cell table:style-name="ce29" office:value-type="string">
                <text:p>1.2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 office:value-type="string">
                <text:p>Отсутствует размер A6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6" office:value-type="string">
                <text:p>А5</text:p>
              </table:table-cell>
              <table:table-cell office:value-type="string">
                <text:p>A5</text:p>
              </table:table-cell>
              <table:table-cell table:style-name="ce29" office:value-type="string">
                <text:p>1.2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 office:value-type="string">
                <text:p>Отсутствует размер A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А4</text:p>
              </table:table-cell>
              <table:table-cell table:style-name="ce17" office:value-type="string">
                <text:p>A4</text:p>
              </table:table-cell>
              <table:table-cell table:style-name="ce29" office:value-type="string">
                <text:p>1.2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А3</text:p>
              </table:table-cell>
              <table:table-cell table:style-name="ce17" office:value-type="string">
                <text:p>A3</text:p>
              </table:table-cell>
              <table:table-cell table:style-name="ce29" office:value-type="string">
                <text:p>1.2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10см</text:p>
            </table:table-cell>
            <table:table-cell table:style-name="ce29" office:value-type="string">
              <text:p>1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10см</text:p>
            </table:table-cell>
            <table:table-cell table:style-name="ce29" office:value-type="string">
              <text:p>1.4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Ориентация</text:p>
            </table:table-cell>
            <table:table-cell table:style-name="ce17" office:value-type="string">
              <text:p>Альбомная</text:p>
            </table:table-cell>
            <table:table-cell table:style-name="ce29" office:value-type="string">
              <text:p>1.5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Поля</text:p>
            </table:table-cell>
            <table:table-cell table:style-name="ce16"/>
            <table:table-cell table:style-name="ce28" office:value-type="string">
              <text:p>1.6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5" office:value-type="string">
                <text:p>Слева</text:p>
              </table:table-cell>
              <table:table-cell table:style-name="ce17" office:value-type="string">
                <text:p>0см</text:p>
              </table:table-cell>
              <table:table-cell table:style-name="ce29" office:value-type="string">
                <text:p>1.6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Справа</text:p>
              </table:table-cell>
              <table:table-cell table:style-name="ce17" office:value-type="string">
                <text:p>0см</text:p>
              </table:table-cell>
              <table:table-cell table:style-name="ce29" office:value-type="string">
                <text:p>1.6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Сверху</text:p>
              </table:table-cell>
              <table:table-cell table:style-name="ce17" office:value-type="string">
                <text:p>0см</text:p>
              </table:table-cell>
              <table:table-cell table:style-name="ce29" office:value-type="string">
                <text:p>1.6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Снизу</text:p>
              </table:table-cell>
              <table:table-cell table:style-name="ce17" office:value-type="string">
                <text:p>0см</text:p>
              </table:table-cell>
              <table:table-cell table:style-name="ce29" office:value-type="string">
                <text:p>1.6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string">
              <text:p>1.7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false">
              <text:p>ЛОЖЬ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Значение сбрасывается</text:p>
            </table:table-cell>
            <table:table-cell table:style-name="ce87" office:value-type="boolean" office:boolean-value="false">
              <text:p>ЛОЖЬ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 office:value-type="string">
              <text:p>1.8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верху: 1пт двойная; Справа: 1пт пунктир; Снизу 1пт сплошная</text:p>
              </table:table-cell>
              <table:table-cell table:style-name="ce29" office:value-type="string">
                <text:p>1.8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4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1.05см</text:p>
              </table:table-cell>
              <table:table-cell table:style-name="ce29" office:value-type="string">
                <text:p>1.8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1.09см, поле с лево установлено в 0.91см, а поле с права в 7см при начальной установке в 2см каждого поля</text:p>
              </table:table-cell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00см, поле с права в 7см при начальной установке в 2см каждого пол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Сдвигается вправо по средствам полей</text:p>
              </table:table-cell>
              <table:table-cell table:number-columns-repeated="1009"/>
            </table:table-row>
            <table:table-row table:style-name="ro4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1.05см</text:p>
              </table:table-cell>
              <table:table-cell table:style-name="ce29" office:value-type="string">
                <text:p>1.8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1.09см, поле с лево установлено в 5.91см, а поле с права в 5.91см при начальной установке в 2см каждого поля</text:p>
              </table:table-cell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00см, поле слева в 7см при начальной установке в 2см каждого пол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Сдвигается влево по средствам полей</text:p>
              </table:table-cell>
              <table:table-cell table:number-columns-repeated="1009"/>
            </table:table-row>
            <table:table-row table:style-name="ro5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1.05см</text:p>
              </table:table-cell>
              <table:table-cell table:style-name="ce29" office:value-type="string">
                <text:p>1.8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верху в 5.91см, при начальной установке в 2см каждого поля</text:p>
              </table:table-cell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00см, поле сверху в 7см при начальной установке в 2см каждого пол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Сдвигается вниз по средствам полей</text:p>
              </table:table-cell>
              <table:table-cell table:number-columns-repeated="1009"/>
            </table:table-row>
            <table:table-row table:style-name="ro5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1.05см</text:p>
              </table:table-cell>
              <table:table-cell table:style-name="ce29" office:value-type="string">
                <text:p>1.8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низу в 5.91см, при начальной установке в 2см каждого поля</text:p>
              </table:table-cell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становлен в 5см, при этом реальное значение установлено в 0.00см, поле снизу в 7см при начальной установке в 2см каждого пол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Сдвигается вверх по средствам полей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6"/>
            <table:table-cell table:style-name="ce28" office:value-type="string">
              <text:p>1.9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2"/>
            <table:table-cell table:style-name="ce71"/>
            <table:table-cell table:style-name="ce80"/>
            <table:table-cell table:style-name="ce71"/>
            <table:table-cell table:style-name="ce83"/>
            <table:table-cell table:style-name="ce71"/>
            <table:table-cell table:style-name="ce79" table:number-columns-repeated="1011"/>
          </table:table-row>
          <table:table-row-group>
            <table:table-row table:style-name="ro3">
              <table:table-cell table:style-name="ce5" office:value-type="string">
                <text:p>Смешанная ориентация</text:p>
              </table:table-cell>
              <table:table-cell table:style-name="ce17" office:value-type="string">
                <text:p>Книжная, альбомная, книжная</text:p>
              </table:table-cell>
              <table:table-cell table:style-name="ce29" office:value-type="string">
                <text:p>1.9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</table:table-row-group>
        <table:table-row table:style-name="ro2">
          <table:table-cell table:style-name="ce9" office:value-type="string">
            <text:p>Колонтитулы</text:p>
          </table:table-cell>
          <table:table-cell table:style-name="ce20"/>
          <table:table-cell table:style-name="ce30" office:value-type="float" office:value="2">
            <text:p>2</text:p>
          </table:table-cell>
          <table:table-cell table:style-name="ce37"/>
          <table:table-cell table:style-name="ce46" table:number-columns-repeated="2"/>
          <table:table-cell table:style-name="ce55"/>
          <table:table-cell table:style-name="ce63"/>
          <table:table-cell table:style-name="ce72"/>
          <table:table-cell table:style-name="ce66"/>
          <table:table-cell table:style-name="ce67"/>
          <table:table-cell table:style-name="ce84"/>
          <table:table-cell table:style-name="ce72"/>
          <table:table-cell table:style-name="ce67" table:number-columns-repeated="1011"/>
        </table:table-row>
        <table:table-row-group>
          <table:table-row table:style-name="ro3">
            <table:table-cell table:style-name="ce7" office:value-type="string">
              <text:p>Левое поле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2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false">
              <text:p>ЛОЖЬ</text:p>
            </table:table-cell>
            <table:table-cell table:style-name="ce70" office:value-type="string">
              <text:p>Поле сбрасывается в 0</text:p>
            </table:table-cell>
            <table:table-cell table:style-name="ce60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Поле сбрасывается в 0</text:p>
            </table:table-cell>
            <table:table-cell table:style-name="ce87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number-columns-repeated="1009"/>
          </table:table-row>
          <table:table-row table:style-name="ro3">
            <table:table-cell table:style-name="ce7" office:value-type="string">
              <text:p>Правое поле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2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false">
              <text:p>ЛОЖЬ</text:p>
            </table:table-cell>
            <table:table-cell table:style-name="ce70" office:value-type="string">
              <text:p>Поле сбрасывается в 0</text:p>
            </table:table-cell>
            <table:table-cell table:style-name="ce60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Поле сбрасывается в 0</text:p>
            </table:table-cell>
            <table:table-cell table:style-name="ce87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number-columns-repeated="1009"/>
          </table:table-row>
          <table:table-row table:style-name="ro6">
            <table:table-cell table:style-name="ce7" office:value-type="string">
              <text:p>Интервал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2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 table:style-name="ce81"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number-columns-repeated="1009"/>
          </table:table-row>
          <table:table-row table:style-name="ro4">
            <table:table-cell table:style-name="ce7" office:value-type="string">
              <text:p>Высота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2.4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false">
              <text:p>ЛОЖЬ</text:p>
            </table:table-cell>
            <table:table-cell table:style-name="ce70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60" office:value-type="boolean" office:boolean-value="false">
              <text:p>ЛОЖЬ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87" office:value-type="boolean" office:boolean-value="false">
              <text:p>ЛОЖЬ</text:p>
            </table:table-cell>
            <table:table-cell table:style-name="ce70"/>
            <table:table-cell table:number-columns-repeated="1009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 office:value-type="string">
              <text:p>2.5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плошная</text:p>
              </table:table-cell>
              <table:table-cell table:style-name="ce29" office:value-type="string">
                <text:p>2.5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Все границы удаляются</text:p>
              </table:table-cell>
              <table:table-cell table:style-name="ce60" office:value-type="boolean" office:boolean-value="false">
                <text:p>ЛОЖЬ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Все границы удаляются</text:p>
              </table:table-cell>
              <table:table-cell table:style-name="ce87" office:value-type="boolean" office:boolean-value="false">
                <text:p>ЛОЖЬ</text:p>
              </table:table-cell>
              <table:table-cell table:style-name="ce70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2.5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87" office:value-type="boolean" office:boolean-value="false">
                <text:p>ЛОЖЬ</text:p>
              </table:table-cell>
              <table:table-cell table:style-name="ce70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2.5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87" office:value-type="boolean" office:boolean-value="false">
                <text:p>ЛОЖЬ</text:p>
              </table:table-cell>
              <table:table-cell table:style-name="ce70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2.5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87" office:value-type="boolean" office:boolean-value="false">
                <text:p>ЛОЖЬ</text:p>
              </table:table-cell>
              <table:table-cell table:style-name="ce70"/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2.5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87" office:value-type="boolean" office:boolean-value="false">
                <text:p>ЛОЖЬ</text:p>
              </table:table-cell>
              <table:table-cell table:style-name="ce70"/>
              <table:table-cell table:number-columns-repeated="1009"/>
            </table:table-row>
          </table:table-row-group>
          <table:table-row table:style-name="ro3">
            <table:table-cell table:style-name="ce7" office:value-type="string">
              <text:p>Нумерация</text:p>
            </table:table-cell>
            <table:table-cell table:style-name="ce17" office:value-type="string">
              <text:p>1/3, 2/3, 3/3</text:p>
            </table:table-cell>
            <table:table-cell table:style-name="ce29" office:value-type="string">
              <text:p>2.6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Таблица с данными</text:p>
            </table:table-cell>
            <table:table-cell table:style-name="ce17" office:value-type="string">
              <text:p>Два поля с данными</text:p>
            </table:table-cell>
            <table:table-cell table:style-name="ce29" office:value-type="string">
              <text:p>2.7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Таблица удаляется, содержимое разбивается в строках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Колонки</text:p>
          </table:table-cell>
          <table:table-cell table:style-name="ce21"/>
          <table:table-cell table:style-name="ce27" office:value-type="float" office:value="3">
            <text:p>3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3"/>
          <table:table-cell table:style-name="ce66"/>
          <table:table-cell table:style-name="ce67"/>
          <table:table-cell table:style-name="ce84"/>
          <table:table-cell table:style-name="ce73"/>
          <table:table-cell table:style-name="ce67" table:number-columns-repeated="1011"/>
        </table:table-row>
        <table:table-row-group>
          <table:table-row table:style-name="ro3">
            <table:table-cell table:style-name="ce7" office:value-type="string">
              <text:p>Количество</text:p>
            </table:table-cell>
            <table:table-cell table:style-name="ce17" office:value-type="string">
              <text:p>4 колонки</text:p>
            </table:table-cell>
            <table:table-cell table:style-name="ce29" office:value-type="string">
              <text:p>3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3см, 4см, 5см, 5см</text:p>
            </table:table-cell>
            <table:table-cell table:style-name="ce29" office:value-type="string">
              <text:p>3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 office:value-type="string">
              <text:p>Ругается на формат файла</text:p>
            </table:table-cell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7" office:value-type="string">
              <text:p>0см, 2см, 0см</text:p>
            </table:table-cell>
            <table:table-cell table:style-name="ce29" office:value-type="string">
              <text:p>3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Абзац</text:p>
          </table:table-cell>
          <table:table-cell table:style-name="ce21"/>
          <table:table-cell table:style-name="ce27" office:value-type="float" office:value="4">
            <text:p>4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3"/>
          <table:table-cell table:style-name="ce66"/>
          <table:table-cell table:style-name="ce67"/>
          <table:table-cell table:style-name="ce84"/>
          <table:table-cell table:style-name="ce73"/>
          <table:table-cell table:style-name="ce67" table:number-columns-repeated="1011"/>
        </table:table-row>
        <table:table-row-group>
          <table:table-row table:style-name="ro3">
            <table:table-cell table:style-name="ce7" office:value-type="string">
              <text:p>Отступ слева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4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Отступ справа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4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ервая строка</text:p>
            </table:table-cell>
            <table:table-cell table:style-name="ce17" office:value-type="string">
              <text:p>2см</text:p>
            </table:table-cell>
            <table:table-cell table:style-name="ce29" office:value-type="string">
              <text:p>4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 перед абзацем</text:p>
            </table:table-cell>
            <table:table-cell table:style-name="ce17" office:value-type="string">
              <text:p>2см</text:p>
            </table:table-cell>
            <table:table-cell table:style-name="ce29" office:value-type="string">
              <text:p>4.4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 после абзаца</text:p>
            </table:table-cell>
            <table:table-cell table:style-name="ce17" office:value-type="string">
              <text:p>2см</text:p>
            </table:table-cell>
            <table:table-cell table:style-name="ce29" office:value-type="string">
              <text:p>4.5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Междустрочный интервал</text:p>
            </table:table-cell>
            <table:table-cell table:style-name="ce17" office:value-type="string">
              <text:p>полуторный, двойной, одинарный</text:p>
            </table:table-cell>
            <table:table-cell table:style-name="ce29" office:value-type="string">
              <text:p>4.6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string">
              <text:p>4.7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Выделение цветом</text:p>
            </table:table-cell>
            <table:table-cell table:style-name="ce17" office:value-type="string">
              <text:p>желтый</text:p>
            </table:table-cell>
            <table:table-cell table:style-name="ce29" office:value-type="string">
              <text:p>4.8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 table:style-name="ce81" office:value-type="string">
              <text:p>Используется закраска фона вместо стандартных средств выделения</text:p>
            </table:table-cell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style-name="ce81" office:value-type="string">
              <text:p>Используется закраска фона вместо стандартных средств выделения</text:p>
            </table:table-cell>
            <table:table-cell table:number-columns-repeated="1009"/>
          </table:table-row>
          <table:table-row table:style-name="ro2">
            <table:table-cell table:style-name="ce4" office:value-type="string">
              <text:p>Горизонтальное выравнивание</text:p>
            </table:table-cell>
            <table:table-cell table:style-name="ce16"/>
            <table:table-cell table:style-name="ce28" office:value-type="string">
              <text:p>4.9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5" office:value-type="string">
                <text:p>По левому краю</text:p>
              </table:table-cell>
              <table:table-cell table:style-name="ce17" office:value-type="string">
                <text:p>По левому краю</text:p>
              </table:table-cell>
              <table:table-cell table:style-name="ce29" office:value-type="string">
                <text:p>4.9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правому краю</text:p>
              </table:table-cell>
              <table:table-cell table:style-name="ce17" office:value-type="string">
                <text:p>По правому краю</text:p>
              </table:table-cell>
              <table:table-cell table:style-name="ce29" office:value-type="string">
                <text:p>4.9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центру</text:p>
              </table:table-cell>
              <table:table-cell table:style-name="ce17" office:value-type="string">
                <text:p>По центру</text:p>
              </table:table-cell>
              <table:table-cell table:style-name="ce29" office:value-type="string">
                <text:p>4.9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ширине</text:p>
              </table:table-cell>
              <table:table-cell table:style-name="ce17" office:value-type="string">
                <text:p>По ширине</text:p>
              </table:table-cell>
              <table:table-cell table:style-name="ce29" office:value-type="string">
                <text:p>4.9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Вертикальное выравнивание</text:p>
            </table:table-cell>
            <table:table-cell table:style-name="ce16"/>
            <table:table-cell table:style-name="ce28" office:value-type="string">
              <text:p>4.10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62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11" office:value-type="string">
                <text:p>По базовой линии</text:p>
              </table:table-cell>
              <table:table-cell table:style-name="ce22" office:value-type="string">
                <text:p>По базовой линии</text:p>
              </table:table-cell>
              <table:table-cell table:style-name="ce29" office:value-type="string">
                <text:p>4.10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По верхнему краю</text:p>
              </table:table-cell>
              <table:table-cell table:style-name="ce22" office:value-type="string">
                <text:p>По верхнему краю</text:p>
              </table:table-cell>
              <table:table-cell table:style-name="ce29" office:value-type="string">
                <text:p>4.10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По середине</text:p>
              </table:table-cell>
              <table:table-cell table:style-name="Default" office:value-type="string">
                <text:p>По середине</text:p>
              </table:table-cell>
              <table:table-cell table:style-name="ce29" office:value-type="string">
                <text:p>4.10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По нижнему краю</text:p>
              </table:table-cell>
              <table:table-cell table:style-name="Default" office:value-type="string">
                <text:p>По нижнему краю</text:p>
              </table:table-cell>
              <table:table-cell table:style-name="ce29" office:value-type="string">
                <text:p>4.10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 office:value-type="string">
              <text:p>4.11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верху: 1пт двойная; Справа: 1пт пунктир; Снизу 1пт сплошная</text:p>
              </table:table-cell>
              <table:table-cell table:style-name="ce29" office:value-type="string">
                <text:p>4.11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4.11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4.11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4.11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4.11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6"/>
            <table:table-cell table:style-name="ce28" office:value-type="string">
              <text:p>4.12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5" office:value-type="string">
                <text:p>Не разрывать абзац</text:p>
              </table:table-cell>
              <table:table-cell table:style-name="Default" office:value-type="string">
                <text:p>Не разрывать абзац</text:p>
              </table:table-cell>
              <table:table-cell table:style-name="ce29" office:value-type="string">
                <text:p>4.12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Не отрывать от следующего</text:p>
              </table:table-cell>
              <table:table-cell table:style-name="Default" office:value-type="string">
                <text:p>Не отрывать от следующего</text:p>
              </table:table-cell>
              <table:table-cell table:style-name="ce29" office:value-type="string">
                <text:p>4.12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Запрет начальных висячих строк</text:p>
              </table:table-cell>
              <table:table-cell table:style-name="Default" office:value-type="string">
                <text:p>Запрет начальных висячих строк</text:p>
              </table:table-cell>
              <table:table-cell table:style-name="ce29" office:value-type="string">
                <text:p>4.12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Флаг сбрасывается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Флаг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09"/>
            </table:table-row>
            <table:table-row table:style-name="ro6">
              <table:table-cell table:style-name="ce5" office:value-type="string">
                <text:p>Запрет концевых висячих строк</text:p>
              </table:table-cell>
              <table:table-cell table:style-name="Default" office:value-type="string">
                <text:p>Запрет концевых висячих строк</text:p>
              </table:table-cell>
              <table:table-cell table:style-name="ce29" office:value-type="string">
                <text:p>4.12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60" office:value-type="boolean" office:boolean-value="true">
                <text:p>ИСТИНА</text:p>
              </table:table-cell>
              <table:table-cell office:value-type="string">
                <text:p>Установлен флаг Запрет висячих строк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table:style-name="ce10" office:value-type="string">
            <text:p>Символы</text:p>
          </table:table-cell>
          <table:table-cell table:style-name="ce21"/>
          <table:table-cell table:style-name="ce27" office:value-type="float" office:value="5">
            <text:p>5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3"/>
          <table:table-cell table:style-name="ce66"/>
          <table:table-cell table:style-name="ce67"/>
          <table:table-cell table:style-name="ce84"/>
          <table:table-cell table:style-name="ce73"/>
          <table:table-cell table:style-name="ce67" table:number-columns-repeated="1011"/>
        </table:table-row>
        <table:table-row-group>
          <table:table-row table:style-name="ro3">
            <table:table-cell table:style-name="ce7" office:value-type="string">
              <text:p>Шрифт</text:p>
            </table:table-cell>
            <table:table-cell table:style-name="ce17" office:value-type="string">
              <text:p>Times New Roman, Arial, Courier New</text:p>
            </table:table-cell>
            <table:table-cell table:style-name="ce29" office:value-type="string">
              <text:p>5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Стиль</text:p>
            </table:table-cell>
            <table:table-cell table:style-name="ce17" office:value-type="string">
              <text:p>Выделение</text:p>
            </table:table-cell>
            <table:table-cell table:style-name="ce29" office:value-type="string">
              <text:p>5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Кегль</text:p>
            </table:table-cell>
            <table:table-cell table:style-name="ce17" office:value-type="string">
              <text:p>8пт</text:p>
            </table:table-cell>
            <table:table-cell table:style-name="ce29" office:value-type="string">
              <text:p>5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</text:p>
            </table:table-cell>
            <table:table-cell table:style-name="ce17" office:value-type="string">
              <text:p>Красный</text:p>
            </table:table-cell>
            <table:table-cell table:style-name="ce29" office:value-type="string">
              <text:p>5.4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Надчеркивание</text:p>
            </table:table-cell>
            <table:table-cell table:style-name="ce17" office:value-type="string">
              <text:p>Сплошная, двойная, пунктир</text:p>
            </table:table-cell>
            <table:table-cell table:style-name="ce29" office:value-type="string">
              <text:p>5.5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false">
              <text:p>ЛОЖЬ</text:p>
            </table:table-cell>
            <table:table-cell table:style-name="ce70" office:value-type="string">
              <text:p>Сбрасывается</text:p>
            </table:table-cell>
            <table:table-cell table:style-name="ce60" office:value-type="boolean" office:boolean-value="false">
              <text:p>ЛОЖЬ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Сбрасывается</text:p>
            </table:table-cell>
            <table:table-cell table:style-name="ce87" office:value-type="boolean" office:boolean-value="false">
              <text:p>ЛОЖЬ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Зачеркивание</text:p>
            </table:table-cell>
            <table:table-cell table:style-name="ce17" office:value-type="string">
              <text:p>Сплошная, двойная, символом /</text:p>
            </table:table-cell>
            <table:table-cell table:style-name="ce29" office:value-type="string">
              <text:p>5.6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 office:value-type="string">
              <text:p>Возможно только одинарное или двойное</text:p>
            </table:table-cell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 office:value-type="string">
              <text:p>Возможно только одинарное или двойное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одчеркивание</text:p>
            </table:table-cell>
            <table:table-cell table:style-name="ce17" office:value-type="string">
              <text:p>Сплошная, двойная, пунктир</text:p>
            </table:table-cell>
            <table:table-cell table:style-name="ce29" office:value-type="string">
              <text:p>5.7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7" office:value-type="string">
              <text:p>Разреженный 1пт, сжатый 1пт</text:p>
            </table:table-cell>
            <table:table-cell table:style-name="ce29" office:value-type="string">
              <text:p>5.8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ращение</text:p>
            </table:table-cell>
            <table:table-cell table:style-name="ce17" office:value-type="string">
              <text:p>90, 270</text:p>
            </table:table-cell>
            <table:table-cell table:style-name="ce29" office:value-type="string">
              <text:p>5.9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 office:value-type="string">
              <text:p>Возможно только на 90 градусов</text:p>
            </table:table-cell>
            <table:table-cell table:style-name="ce60" office:value-type="boolean" office:boolean-value="true">
              <text:p>ИСТИНА</text:p>
            </table:table-cell>
            <table:table-cell office:value-type="string">
              <text:p>Гиперссылка не вращается</text:p>
            </table:table-cell>
            <table:table-cell table:style-name="ce36" office:value-type="boolean" office:boolean-value="true">
              <text:p>ИСТИНА</text:p>
            </table:table-cell>
            <table:table-cell table:style-name="ce70" office:value-type="string">
              <text:p>Возможно только на 90 градусов</text:p>
            </table:table-cell>
            <table:table-cell table:style-name="ce87" office:value-type="boolean" office:boolean-value="true">
              <text:p>ИСТИНА</text:p>
            </table:table-cell>
            <table:table-cell office:value-type="string">
              <text:p>Строка выезжает за границы страницы</text:p>
            </table:table-cell>
            <table:table-cell table:number-columns-repeated="1009"/>
          </table:table-row>
          <table:table-row table:style-name="ro3">
            <table:table-cell table:style-name="ce7" office:value-type="string">
              <text:p>Верхний индекс</text:p>
            </table:table-cell>
            <table:table-cell table:style-name="Default" office:value-type="string">
              <text:p>Верхний индекс</text:p>
            </table:table-cell>
            <table:table-cell table:style-name="ce29" office:value-type="string">
              <text:p>5.10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Нижний индекс</text:p>
            </table:table-cell>
            <table:table-cell table:style-name="Default" office:value-type="string">
              <text:p>Нижний индекс</text:p>
            </table:table-cell>
            <table:table-cell table:style-name="ce29" office:value-type="string">
              <text:p>5.1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Фон</text:p>
            </table:table-cell>
            <table:table-cell table:style-name="ce17" office:value-type="string">
              <text:p>Красный</text:p>
            </table:table-cell>
            <table:table-cell table:style-name="ce29" office:value-type="string">
              <text:p>5.1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 office:value-type="string">
              <text:p>Гиперссылка не закрашивается</text:p>
            </table:table-cell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Гиперссылка</text:p>
            </table:table-cell>
            <table:table-cell table:style-name="ce17" office:value-type="string">
              <text:p>Гиперссылка</text:p>
            </table:table-cell>
            <table:table-cell table:style-name="ce29" office:value-type="string">
              <text:p>5.1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false">
              <text:p>ЛОЖЬ</text:p>
            </table:table-cell>
            <table:table-cell office:value-type="string">
              <text:p>Файл не был открыт из за ошибки</text:p>
            </table:table-cell>
            <table:table-cell table:number-columns-repeated="1009"/>
          </table:table-row>
        </table:table-row-group>
        <table:table-row table:style-name="ro2">
          <table:table-cell table:style-name="ce10" office:value-type="string">
            <text:p>Списки</text:p>
          </table:table-cell>
          <table:table-cell table:style-name="ce21"/>
          <table:table-cell table:style-name="ce27" office:value-type="float" office:value="6">
            <text:p>6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3"/>
          <table:table-cell table:style-name="ce66"/>
          <table:table-cell table:style-name="ce67"/>
          <table:table-cell table:style-name="ce84"/>
          <table:table-cell table:style-name="ce73"/>
          <table:table-cell table:style-name="ce67" table:number-columns-repeated="1011"/>
        </table:table-row>
        <table:table-row-group>
          <table:table-row table:style-name="ro7">
            <table:table-cell table:style-name="ce7" office:value-type="string">
              <text:p>Уровни структуры</text:p>
            </table:table-cell>
            <table:table-cell table:style-name="ce17" office:value-type="string">
              <text:p>1, 2, 3 уровни</text:p>
            </table:table-cell>
            <table:table-cell table:style-name="ce29" office:value-type="string">
              <text:p>6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Маркированный список</text:p>
            </table:table-cell>
            <table:table-cell table:style-name="ce17" office:value-type="string">
              <text:p>Маркированный список</text:p>
            </table:table-cell>
            <table:table-cell table:style-name="ce29" office:value-type="string">
              <text:p>6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 office:value-type="string">
              <text:p>Тип списка изменяется на WW8Num1</text:p>
            </table:table-cell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 office:value-type="string">
              <text:p>Тип списка изменяется на WW8Num1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Нумерованный список</text:p>
            </table:table-cell>
            <table:table-cell table:style-name="ce17" office:value-type="string">
              <text:p>Нумерованный список</text:p>
            </table:table-cell>
            <table:table-cell table:style-name="ce29" office:value-type="string">
              <text:p>6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 office:value-type="string">
              <text:p>Тип списка изменяется на WW8Num1</text:p>
            </table:table-cell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 office:value-type="string">
              <text:p>Тип списка изменяется на WW8Num1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Изображения</text:p>
          </table:table-cell>
          <table:table-cell table:style-name="ce21"/>
          <table:table-cell table:style-name="ce27" office:value-type="float" office:value="7">
            <text:p>7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3"/>
          <table:table-cell table:style-name="ce66"/>
          <table:table-cell table:style-name="ce67"/>
          <table:table-cell table:style-name="ce84"/>
          <table:table-cell table:style-name="ce73"/>
          <table:table-cell table:style-name="ce67" table:number-columns-repeated="1011"/>
        </table:table-row>
        <table:table-row-group>
          <table:table-row table:style-name="ro3">
            <table:table-cell table:style-name="ce7" office:value-type="string">
              <text:p>Вставка изображения</text:p>
            </table:table-cell>
            <table:table-cell table:style-name="ce17" office:value-type="string">
              <text:p>Изображение</text:p>
            </table:table-cell>
            <table:table-cell table:style-name="ce29" office:value-type="string">
              <text:p>7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4">
            <table:table-cell table:style-name="ce7" office:value-type="string">
              <text:p>Расположение</text:p>
            </table:table-cell>
            <table:table-cell table:style-name="ce17" office:value-type="string">
              <text:p>Три изображения наложенных друг на друга</text:p>
            </table:table-cell>
            <table:table-cell table:style-name="ce29" office:value-type="string">
              <text:p>7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При наложении изображений друг на друга и задании их расположения, расположение изменяется хаотичным образом, а так же изменяется положение рисунков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3см</text:p>
            </table:table-cell>
            <table:table-cell table:style-name="ce29" office:value-type="string">
              <text:p>7.3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5см</text:p>
            </table:table-cell>
            <table:table-cell table:style-name="ce29" office:value-type="string">
              <text:p>7.4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string">
              <text:p>7.5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Значение сбрасывается</text:p>
            </table:table-cell>
            <table:table-cell table:style-name="ce87" office:value-type="boolean" office:boolean-value="false">
              <text:p>ЛОЖЬ</text:p>
            </table:table-cell>
            <table:table-cell office:value-type="string">
              <text:p>Параметр отсутствует</text:p>
            </table:table-cell>
            <table:table-cell table:number-columns-repeated="1009"/>
          </table:table-row>
          <table:table-row table:style-name="ro2">
            <table:table-cell table:style-name="ce4" office:value-type="string">
              <text:p>Привязка</text:p>
            </table:table-cell>
            <table:table-cell table:style-name="ce16"/>
            <table:table-cell table:style-name="ce28" office:value-type="string">
              <text:p>7.6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2"/>
            <table:table-cell table:style-name="ce71"/>
            <table:table-cell table:style-name="ce80"/>
            <table:table-cell table:style-name="ce79"/>
            <table:table-cell table:style-name="ce83"/>
            <table:table-cell table:style-name="ce71"/>
            <table:table-cell table:style-name="ce79" table:number-columns-repeated="1011"/>
          </table:table-row>
          <table:table-row-group>
            <table:table-row table:style-name="ro3">
              <table:table-cell table:style-name="ce5" office:value-type="string">
                <text:p>К странице</text:p>
              </table:table-cell>
              <table:table-cell table:style-name="ce17" office:value-type="string">
                <text:p>К странице</text:p>
              </table:table-cell>
              <table:table-cell table:style-name="ce29" office:value-type="string">
                <text:p>7.6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Устанавливается привязка к символу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Устанавливается привязка к символу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К абзацу</text:p>
              </table:table-cell>
              <table:table-cell table:style-name="ce17" office:value-type="string">
                <text:p>К абзацу</text:p>
              </table:table-cell>
              <table:table-cell table:style-name="ce29" office:value-type="string">
                <text:p>7.6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Устанавливается привязка к символу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Устанавливается привязка к символу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number-columns-repeated="1009"/>
            </table:table-row>
            <table:table-row table:style-name="ro4">
              <table:table-cell table:style-name="ce5" office:value-type="string">
                <text:p>К символу</text:p>
              </table:table-cell>
              <table:table-cell table:style-name="ce17" office:value-type="string">
                <text:p>К символу</text:p>
              </table:table-cell>
              <table:table-cell table:style-name="ce29" office:value-type="string">
                <text:p>7.6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Как символ</text:p>
              </table:table-cell>
              <table:table-cell table:style-name="ce17" office:value-type="string">
                <text:p>Как символ</text:p>
              </table:table-cell>
              <table:table-cell table:style-name="ce29" office:value-type="string">
                <text:p>7.6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70"/>
              <table:table-cell table:style-name="ce87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Обтекание</text:p>
            </table:table-cell>
            <table:table-cell table:style-name="ce16"/>
            <table:table-cell table:style-name="ce28" office:value-type="string">
              <text:p>7.7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7">
              <table:table-cell table:style-name="ce5" office:value-type="string">
                <text:p>Без обтекания</text:p>
              </table:table-cell>
              <table:table-cell table:style-name="Default" office:value-type="string">
                <text:p>Без обтекания</text:p>
              </table:table-cell>
              <table:table-cell table:style-name="ce29" office:value-type="string">
                <text:p>7.7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квозное обтекание</text:p>
              </table:table-cell>
              <table:table-cell table:style-name="Default" office:value-type="string">
                <text:p>Сквозное обтекание</text:p>
              </table:table-cell>
              <table:table-cell table:style-name="ce29" office:value-type="string">
                <text:p>7.7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По контуру</text:p>
              </table:table-cell>
              <table:table-cell table:style-name="Default" office:value-type="string">
                <text:p>По контуру</text:p>
              </table:table-cell>
              <table:table-cell table:style-name="ce29" office:value-type="string">
                <text:p>7.7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лева</text:p>
              </table:table-cell>
              <table:table-cell table:style-name="Default" office:value-type="string">
                <text:p>Слева</text:p>
              </table:table-cell>
              <table:table-cell table:style-name="ce29" office:value-type="string">
                <text:p>7.7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права</text:p>
              </table:table-cell>
              <table:table-cell table:style-name="Default" office:value-type="string">
                <text:p>Справа</text:p>
              </table:table-cell>
              <table:table-cell table:style-name="ce29" office:value-type="string">
                <text:p>7.7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8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Отступы</text:p>
            </table:table-cell>
            <table:table-cell table:style-name="ce16"/>
            <table:table-cell table:style-name="ce28" office:value-type="string">
              <text:p>7.8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11" office:value-type="string">
                <text:p>Слева</text:p>
              </table:table-cell>
              <table:table-cell table:style-name="ce22" office:value-type="string">
                <text:p>2см</text:p>
              </table:table-cell>
              <table:table-cell table:style-name="ce29" office:value-type="string">
                <text:p>7.8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Справа</text:p>
              </table:table-cell>
              <table:table-cell table:style-name="ce22" office:value-type="string">
                <text:p>2см</text:p>
              </table:table-cell>
              <table:table-cell table:style-name="ce29" office:value-type="string">
                <text:p>7.8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Сверху</text:p>
              </table:table-cell>
              <table:table-cell table:style-name="ce22" office:value-type="string">
                <text:p>2см</text:p>
              </table:table-cell>
              <table:table-cell table:style-name="ce29" office:value-type="string">
                <text:p>7.8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  <table:table-row table:style-name="ro3">
              <table:table-cell table:style-name="ce11" office:value-type="string">
                <text:p>Снизу</text:p>
              </table:table-cell>
              <table:table-cell table:style-name="ce22" office:value-type="string">
                <text:p>2см</text:p>
              </table:table-cell>
              <table:table-cell table:style-name="ce29" office:value-type="string">
                <text:p>7.8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/>
              <table:table-cell table:style-name="ce8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4" office:value-type="string">
              <text:p>Выравнивание</text:p>
            </table:table-cell>
            <table:table-cell table:style-name="ce16"/>
            <table:table-cell table:style-name="ce28" office:value-type="string">
              <text:p>7.9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6">
              <table:table-cell table:style-name="ce5" office:value-type="string">
                <text:p>По левому краю</text:p>
              </table:table-cell>
              <table:table-cell table:style-name="Default" office:value-type="string">
                <text:p>По левому краю</text:p>
              </table:table-cell>
              <table:table-cell table:style-name="ce29" office:value-type="string">
                <text:p>7.9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Необходимо перед выравниванием установить привязку к абзацу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По правому краю</text:p>
              </table:table-cell>
              <table:table-cell table:style-name="Default" office:value-type="string">
                <text:p>По правому краю</text:p>
              </table:table-cell>
              <table:table-cell table:style-name="ce29" office:value-type="string">
                <text:p>7.9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Необходимо перед выравниванием установить привязку к абзацу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По центру</text:p>
              </table:table-cell>
              <table:table-cell table:style-name="Default" office:value-type="string">
                <text:p>По центру</text:p>
              </table:table-cell>
              <table:table-cell table:style-name="ce29" office:value-type="string">
                <text:p>7.9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Необходимо перед выравниванием установить привязку к абзацу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верхнему краю</text:p>
              </table:table-cell>
              <table:table-cell table:style-name="Default" office:value-type="string">
                <text:p>По верхнему краю</text:p>
              </table:table-cell>
              <table:table-cell table:style-name="ce29" office:value-type="string">
                <text:p>7.9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Расположение изображения не изменя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По нижнему краю</text:p>
              </table:table-cell>
              <table:table-cell table:style-name="Default" office:value-type="string">
                <text:p>По нижнему краю</text:p>
              </table:table-cell>
              <table:table-cell table:style-name="ce29" office:value-type="string">
                <text:p>7.9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Расположение изображения не изменя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По середине</text:p>
              </table:table-cell>
              <table:table-cell table:style-name="Default" office:value-type="string">
                <text:p>По середине</text:p>
              </table:table-cell>
              <table:table-cell table:style-name="ce29" office:value-type="string">
                <text:p>7.9.6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Расположение изображения не изменя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09"/>
            </table:table-row>
          </table:table-row-group>
          <table:table-row table:style-name="ro2">
            <table:table-cell table:style-name="ce12" office:value-type="string">
              <text:p>Название</text:p>
            </table:table-cell>
            <table:table-cell table:style-name="ce23"/>
            <table:table-cell table:style-name="ce31" office:value-type="string">
              <text:p>7.10</text:p>
            </table:table-cell>
            <table:table-cell table:style-name="ce38"/>
            <table:table-cell table:style-name="ce47" table:number-columns-repeated="2"/>
            <table:table-cell table:style-name="ce56"/>
            <table:table-cell table:style-name="ce65"/>
            <table:table-cell table:style-name="ce74"/>
            <table:table-cell table:style-name="ce80"/>
            <table:table-cell table:style-name="ce79"/>
            <table:table-cell table:style-name="ce83"/>
            <table:table-cell table:style-name="ce74"/>
            <table:table-cell table:style-name="ce79" table:number-columns-repeated="1011"/>
          </table:table-row>
          <table:table-row-group>
            <table:table-row table:style-name="ro6">
              <table:table-cell table:style-name="ce5" office:value-type="string">
                <text:p>Текст</text:p>
              </table:table-cell>
              <table:table-cell table:style-name="ce17" office:value-type="string">
                <text:p>Test</text:p>
              </table:table-cell>
              <table:table-cell table:style-name="ce29" office:value-type="string">
                <text:p>7.10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Сохраняется в виде текста. Нумерация не выставля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Категория</text:p>
              </table:table-cell>
              <table:table-cell table:style-name="ce17" office:value-type="string">
                <text:p>Рисунок</text:p>
              </table:table-cell>
              <table:table-cell table:style-name="ce29" office:value-type="string">
                <text:p>7.10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Сохраняется в виде текста. Нумерация не выставля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Нумерация</text:p>
              </table:table-cell>
              <table:table-cell table:style-name="ce17" office:value-type="string">
                <text:p>AB</text:p>
              </table:table-cell>
              <table:table-cell table:style-name="ce29" office:value-type="string">
                <text:p>7.10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Устанавливается числовая нумерация</text:p>
              </table:table-cell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Нумерация не выставля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Разделитель</text:p>
              </table:table-cell>
              <table:table-cell table:style-name="ce17" office:value-type="string">
                <text:p>. </text:p>
              </table:table-cell>
              <table:table-cell table:style-name="ce29" office:value-type="string">
                <text:p>7.10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Нумерация не выставля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 office:value-type="string">
              <text:p>7.11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плошная</text:p>
              </table:table-cell>
              <table:table-cell table:style-name="ce29" office:value-type="string">
                <text:p>7.11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брамл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Границы отсутствую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7.11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7.11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7.11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string">
                <text:p>7.11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table:style-name="ce10" office:value-type="string">
            <text:p>Таблицы</text:p>
          </table:table-cell>
          <table:table-cell table:style-name="ce21"/>
          <table:table-cell table:style-name="ce27" office:value-type="float" office:value="8">
            <text:p>8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3"/>
          <table:table-cell table:style-name="ce66"/>
          <table:table-cell table:style-name="ce67"/>
          <table:table-cell table:style-name="ce84"/>
          <table:table-cell table:style-name="ce73"/>
          <table:table-cell table:style-name="ce67" table:number-columns-repeated="1011"/>
        </table:table-row>
        <table:table-row-group>
          <table:table-row table:style-name="ro3">
            <table:table-cell table:style-name="ce7" office:value-type="string">
              <text:p>Таблица</text:p>
            </table:table-cell>
            <table:table-cell table:style-name="ce17" office:value-type="string">
              <text:p>4 строки, 4 колонки</text:p>
            </table:table-cell>
            <table:table-cell table:style-name="ce29" office:value-type="string">
              <text:p>8.1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Объединение ячеек</text:p>
            </table:table-cell>
            <table:table-cell table:style-name="ce17" office:value-type="string">
              <text:p>Смешанная</text:p>
            </table:table-cell>
            <table:table-cell table:style-name="ce29" office:value-type="string">
              <text:p>8.2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0" office:value-type="string">
              <text:p>Сбивается случайным образом. Так же сбиваются границы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овторять заголовок</text:p>
            </table:table-cell>
            <table:table-cell table:style-name="Default" office:value-type="string">
              <text:p>Повторять заголовок</text:p>
            </table:table-cell>
            <table:table-cell table:style-name="ce29" office:value-type="string">
              <text:p>8.4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Ширина столбцов</text:p>
            </table:table-cell>
            <table:table-cell table:style-name="ce17" office:value-type="string">
              <text:p>3см, 5см, 9см</text:p>
            </table:table-cell>
            <table:table-cell table:style-name="ce29" office:value-type="string">
              <text:p>8.6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string">
              <text:p>8.7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 office:value-type="boolean" office:boolean-value="true">
              <text:p>ИСТИНА</text:p>
            </table:table-cell>
            <table:table-cell table:style-name="ce70"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0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Интервал</text:p>
            </table:table-cell>
            <table:table-cell table:style-name="ce16"/>
            <table:table-cell table:style-name="ce28" office:value-type="string">
              <text:p>8.8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7">
              <table:table-cell table:style-name="ce5" office:value-type="string">
                <text:p>Сверху</text:p>
              </table:table-cell>
              <table:table-cell table:style-name="ce17" office:value-type="string">
                <text:p>2см</text:p>
              </table:table-cell>
              <table:table-cell table:style-name="ce29" office:value-type="string">
                <text:p>8.8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7">
              <table:table-cell table:style-name="ce5" office:value-type="string">
                <text:p>Снизу</text:p>
              </table:table-cell>
              <table:table-cell table:style-name="ce17" office:value-type="string">
                <text:p>2см</text:p>
              </table:table-cell>
              <table:table-cell table:style-name="ce29" office:value-type="string">
                <text:p>8.8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false">
                <text:p>ЛОЖЬ</text:p>
              </table:table-cell>
              <table:table-cell table:style-name="ce70" office:value-type="string">
                <text:p>Отступ удаляется</text:p>
              </table:table-cell>
              <table:table-cell table:style-name="ce60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style-name="ce8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09"/>
            </table:table-row>
            <table:table-row table:style-name="ro6">
              <table:table-cell table:style-name="ce5" office:value-type="string">
                <text:p>Слева</text:p>
              </table:table-cell>
              <table:table-cell table:style-name="ce17" office:value-type="string">
                <text:p>2см</text:p>
              </table:table-cell>
              <table:table-cell table:style-name="ce29" office:value-type="string">
                <text:p>8.8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Работает при выравнивании по правому краю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Справа</text:p>
              </table:table-cell>
              <table:table-cell table:style-name="ce17" office:value-type="string">
                <text:p>2см</text:p>
              </table:table-cell>
              <table:table-cell table:style-name="ce29" office:value-type="string">
                <text:p>8.8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Работает при выравнивании по правому краю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 office:value-type="string">
              <text:p>8.9</text:p>
            </table:table-cell>
            <table:table-cell table:style-name="ce35"/>
            <table:table-cell table:style-name="ce44" table:number-columns-repeated="2"/>
            <table:table-cell table:style-name="ce53"/>
            <table:table-cell table:style-name="ce61"/>
            <table:table-cell table:style-name="ce69"/>
            <table:table-cell table:style-name="ce80"/>
            <table:table-cell table:style-name="ce79"/>
            <table:table-cell table:style-name="ce83"/>
            <table:table-cell table:style-name="ce69"/>
            <table:table-cell table:style-name="ce79" table:number-columns-repeated="1011"/>
          </table:table-row>
          <table:table-row-group>
            <table:table-row table:style-name="ro6">
              <table:table-cell table:style-name="ce8" office:value-type="string">
                <text:p>Границы</text:p>
              </table:table-cell>
              <table:table-cell table:style-name="ce19" office:value-type="string">
                <text:p>Смешанная</text:p>
              </table:table-cell>
              <table:table-cell table:style-name="ce29" office:value-type="string">
                <text:p>8.9.1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true">
                <text:p>ИСТИНА</text:p>
              </table:table-cell>
              <table:table-cell table:style-name="ce70" office:value-type="string">
                <text:p>Работают не все виды границ. Некоторые сбрасываются в сплошную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1см</text:p>
              </table:table-cell>
              <table:table-cell table:style-name="ce29" office:value-type="string">
                <text:p>8.9.2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1см</text:p>
              </table:table-cell>
              <table:table-cell table:style-name="ce29" office:value-type="string">
                <text:p>8.9.3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1см</text:p>
              </table:table-cell>
              <table:table-cell table:style-name="ce29" office:value-type="string">
                <text:p>8.9.4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1см</text:p>
              </table:table-cell>
              <table:table-cell table:style-name="ce29" office:value-type="string">
                <text:p>8.9.5</text:p>
              </table:table-cell>
              <table:table-cell table:style-name="ce36" office:value-type="boolean" office:boolean-value="true">
                <text:p>ИСТИНА</text:p>
              </table:table-cell>
              <table:table-cell table:style-name="ce45" table:number-columns-repeated="2"/>
              <table:table-cell table:style-name="ce54"/>
              <table:table-cell table:style-name="ce60" office:value-type="boolean" office:boolean-value="true">
                <text:p>ИСТИНА</text:p>
              </table:table-cell>
              <table:table-cell table:style-name="ce70"/>
              <table:table-cell table:style-name="ce60" office:value-type="boolean" office:boolean-value="true">
                <text:p>ИСТИНА</text:p>
              </table:table-cell>
              <table:table-cell/>
              <table:table-cell table:style-name="ce36" office:value-type="boolean" office:boolean-value="false">
                <text:p>ЛОЖЬ</text:p>
              </table:table-cell>
              <table:table-cell table:style-name="ce70" office:value-type="string">
                <text:p>Значение сбрасывается</text:p>
              </table:table-cell>
              <table:table-cell table:style-name="ce87" office:value-type="boolean" office:boolean-value="true">
                <text:p>ИСТИНА</text:p>
              </table:table-cell>
              <table:table-cell table:number-columns-repeated="1010"/>
            </table:table-row>
          </table:table-row-group>
          <table:table-row table:style-name="ro3">
            <table:table-cell table:style-name="ce7" office:value-type="string">
              <text:p>Вертикальное размещение заголовка</text:p>
            </table:table-cell>
            <table:table-cell table:style-name="ce17" office:value-type="string">
              <text:p>Два поля с 90 и 270 разворотом</text:p>
            </table:table-cell>
            <table:table-cell table:style-name="ce29" office:value-type="string">
              <text:p>8.10</text:p>
            </table:table-cell>
            <table:table-cell table:style-name="ce36" office:value-type="boolean" office:boolean-value="true">
              <text:p>ИСТИНА</text:p>
            </table:table-cell>
            <table:table-cell table:style-name="ce45" table:number-columns-repeated="2"/>
            <table:table-cell table:style-name="ce54"/>
            <table:table-cell table:style-name="ce60"/>
            <table:table-cell table:style-name="ce70"/>
            <table:table-cell table:style-name="ce60"/>
            <table:table-cell/>
            <table:table-cell table:style-name="ce36"/>
            <table:table-cell table:style-name="ce70"/>
            <table:table-cell table:style-name="ce87"/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Рецензирование</text:p>
          </table:table-cell>
          <table:table-cell table:style-name="ce21"/>
          <table:table-cell table:style-name="ce27" office:value-type="float" office:value="9">
            <text:p>9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4"/>
          <table:table-cell table:style-name="ce75"/>
          <table:table-cell table:style-name="ce66"/>
          <table:table-cell table:style-name="ce67"/>
          <table:table-cell table:style-name="ce84"/>
          <table:table-cell table:style-name="ce75"/>
          <table:table-cell table:style-name="ce67" table:number-columns-repeated="1011"/>
        </table:table-row>
        <table:table-row-group>
          <table:table-row table:style-name="ro3">
            <table:table-cell table:style-name="ce13" office:value-type="string">
              <text:p>Удаление</text:p>
            </table:table-cell>
            <table:table-cell office:value-type="string">
              <text:p>Удаление</text:p>
            </table:table-cell>
            <table:table-cell office:value-type="string">
              <text:p>9.1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3"/>
            <table:table-cell table:style-name="ce60" office:value-type="boolean" office:boolean-value="true">
              <text:p>ИСТИНА</text:p>
            </table:table-cell>
            <table:table-cell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6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13" office:value-type="string">
              <text:p>Добавление</text:p>
            </table:table-cell>
            <table:table-cell office:value-type="string">
              <text:p>Добавление</text:p>
            </table:table-cell>
            <table:table-cell office:value-type="string">
              <text:p>9.2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3"/>
            <table:table-cell table:style-name="ce60" office:value-type="boolean" office:boolean-value="true">
              <text:p>ИСТИНА</text:p>
            </table:table-cell>
            <table:table-cell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6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  <table:table-row table:style-name="ro3">
            <table:table-cell table:style-name="ce13" office:value-type="string">
              <text:p>Примечания</text:p>
            </table:table-cell>
            <table:table-cell office:value-type="string">
              <text:p>Test</text:p>
            </table:table-cell>
            <table:table-cell office:value-type="string">
              <text:p>9.3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3"/>
            <table:table-cell table:style-name="ce60" office:value-type="boolean" office:boolean-value="true">
              <text:p>ИСТИНА</text:p>
            </table:table-cell>
            <table:table-cell/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true">
              <text:p>ИСТИНА</text:p>
            </table:table-cell>
            <table:table-cell table:style-name="ce76"/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Поля</text:p>
          </table:table-cell>
          <table:table-cell table:style-name="ce21"/>
          <table:table-cell table:style-name="ce27" office:value-type="string">
            <text:p>10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6"/>
          <table:table-cell table:style-name="ce77"/>
          <table:table-cell table:style-name="ce66"/>
          <table:table-cell table:style-name="ce67"/>
          <table:table-cell table:style-name="ce84"/>
          <table:table-cell table:style-name="ce77"/>
          <table:table-cell table:style-name="ce67" table:number-columns-repeated="1011"/>
        </table:table-row>
        <table:table-row-group>
          <table:table-row table:style-name="ro7">
            <table:table-cell table:style-name="ce13" office:value-type="string">
              <text:p>Дата в пользовательском формате</text:p>
            </table:table-cell>
            <table:table-cell office:value-type="string">
              <text:p>DD MMMM YYYY\г.</text:p>
            </table:table-cell>
            <table:table-cell office:value-type="string">
              <text:p>10.1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3"/>
            <table:table-cell table:style-name="ce60" office:value-type="boolean" office:boolean-value="true">
              <text:p>ИСТИНА</text:p>
            </table:table-cell>
            <table:table-cell office:value-type="string">
              <text:p>Невозможно указать день в обрамлении двойных кавычек, поле удаляется после сохранения</text:p>
            </table:table-cell>
            <table:table-cell table:style-name="ce60" office:value-type="boolean" office:boolean-value="true">
              <text:p>ИСТИНА</text:p>
            </table:table-cell>
            <table:table-cell/>
            <table:table-cell table:style-name="ce36" office:value-type="boolean" office:boolean-value="false">
              <text:p>ЛОЖЬ</text:p>
            </table:table-cell>
            <table:table-cell table:style-name="ce76" office:value-type="string">
              <text:p>Поле добавляется, но пользовательский формат не сохраняется</text:p>
            </table:table-cell>
            <table:table-cell table:style-name="ce87" office:value-type="boolean" office:boolean-value="true">
              <text:p>ИСТИНА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Формулы</text:p>
          </table:table-cell>
          <table:table-cell table:style-name="ce21"/>
          <table:table-cell table:style-name="ce27" office:value-type="string">
            <text:p>11</text:p>
          </table:table-cell>
          <table:table-cell table:style-name="ce34"/>
          <table:table-cell table:style-name="ce43" table:number-columns-repeated="2"/>
          <table:table-cell table:style-name="ce52"/>
          <table:table-cell table:style-name="ce67"/>
          <table:table-cell table:style-name="ce77"/>
          <table:table-cell table:style-name="ce67" table:number-columns-repeated="2"/>
          <table:table-cell table:style-name="ce85"/>
          <table:table-cell table:style-name="ce67" table:number-columns-repeated="1012"/>
        </table:table-row>
        <table:table-row-group>
          <table:table-row table:style-name="ro3">
            <table:table-cell table:style-name="ce13" office:value-type="string">
              <text:p>Скобки</text:p>
            </table:table-cell>
            <table:table-cell/>
            <table:table-cell office:value-type="string">
              <text:p>11.1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Индексы</text:p>
            </table:table-cell>
            <table:table-cell/>
            <table:table-cell office:value-type="string">
              <text:p>11.2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Матрицы и операции над множествами</text:p>
            </table:table-cell>
            <table:table-cell/>
            <table:table-cell office:value-type="string">
              <text:p>11.3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Унарные и бинарные операторы</text:p>
            </table:table-cell>
            <table:table-cell/>
            <table:table-cell office:value-type="string">
              <text:p>11.4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Отношения</text:p>
            </table:table-cell>
            <table:table-cell/>
            <table:table-cell office:value-type="string">
              <text:p>11.5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Специальные символы</text:p>
            </table:table-cell>
            <table:table-cell/>
            <table:table-cell office:value-type="string">
              <text:p>11.6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Функции</text:p>
            </table:table-cell>
            <table:table-cell/>
            <table:table-cell office:value-type="string">
              <text:p>11.7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Крупные операторы</text:p>
            </table:table-cell>
            <table:table-cell/>
            <table:table-cell office:value-type="string">
              <text:p>11.8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</table:table-row-group>
        <table:table-row table:style-name="ro2">
          <table:table-cell table:style-name="ce10" office:value-type="string">
            <text:p>Сноски</text:p>
          </table:table-cell>
          <table:table-cell table:style-name="ce24"/>
          <table:table-cell table:style-name="ce27" office:value-type="string">
            <text:p>12</text:p>
          </table:table-cell>
          <table:table-cell table:style-name="ce39"/>
          <table:table-cell table:style-name="ce49" table:number-columns-repeated="2"/>
          <table:table-cell table:style-name="ce58"/>
          <table:table-cell table:style-name="ce67"/>
          <table:table-cell table:style-name="ce77"/>
          <table:table-cell table:style-name="ce67" table:number-columns-repeated="2"/>
          <table:table-cell table:style-name="ce85"/>
          <table:table-cell table:style-name="ce67" table:number-columns-repeated="1012"/>
        </table:table-row>
        <table:table-row-group>
          <table:table-row table:style-name="ro3">
            <table:table-cell table:style-name="ce13" office:value-type="string">
              <text:p>Обычная сноска</text:p>
            </table:table-cell>
            <table:table-cell office:value-type="string">
              <text:p>Две сноски</text:p>
            </table:table-cell>
            <table:table-cell office:value-type="string">
              <text:p>12.1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Концевая сноска</text:p>
            </table:table-cell>
            <table:table-cell office:value-type="string">
              <text:p>Две концевые сноски</text:p>
            </table:table-cell>
            <table:table-cell office:value-type="string">
              <text:p>12.2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  <table:table-row table:style-name="ro3">
            <table:table-cell table:style-name="ce13" office:value-type="string">
              <text:p>Символьная сноска</text:p>
            </table:table-cell>
            <table:table-cell office:value-type="string">
              <text:p>Две символьные сноски</text:p>
            </table:table-cell>
            <table:table-cell office:value-type="string">
              <text:p>12.3</text:p>
            </table:table-cell>
            <table:table-cell table:style-name="ce36" office:value-type="boolean" office:boolean-value="true">
              <text:p>ИСТИНА</text:p>
            </table:table-cell>
            <table:table-cell table:number-columns-repeated="1020"/>
          </table:table-row>
        </table:table-row-group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Успешно" style:family="table-cell" style:parent-style-name="Default">
      <style:table-cell-properties fo:background-color="#94bd5e"/>
    </style:style>
    <style:style style:name="DНе_20_удачно" style:display-name="DНе удачно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8T15:58:58</dc:date>
    <dc:creator>artur </dc:creator>
    <meta:editing-duration>PT9H42M45S</meta:editing-duration>
    <meta:editing-cycles>154</meta:editing-cycles>
    <meta:document-statistic meta:table-count="1" meta:cell-count="1272" meta:object-count="0"/>
  </office:meta>
</office:document-meta>
</file>